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4498a" officeooo:paragraph-rsid="0004498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4498a" officeooo:paragraph-rsid="0004498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4d11d" officeooo:paragraph-rsid="0004d11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4d11d" officeooo:paragraph-rsid="0004d11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7c3a2" officeooo:paragraph-rsid="0007c3a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4e77b" officeooo:paragraph-rsid="0004e77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00d61" officeooo:paragraph-rsid="00100d6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7c3a2" officeooo:paragraph-rsid="0007c3a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0e84d8" officeooo:paragraph-rsid="000e84d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e84d8" officeooo:paragraph-rsid="000e84d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00d61" officeooo:paragraph-rsid="00100d61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ize="18pt" fo:font-weight="normal" officeooo:rsid="0004d11d" officeooo:paragraph-rsid="0004d11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arning :</text:p>
      <text:p text:style-name="P1"/>
      <text:p text:style-name="P3">Objective <text:span text:style-name="T1">: of the project is recognize text word from audio / voice of the microphone. </text:span></text:p>
      <text:p text:style-name="P4"/>
      <text:p text:style-name="P3">So, <text:span text:style-name="T1">basically it is accessing microphone of the system &amp; then finding words from it. </text:span></text:p>
      <text:p text:style-name="P4"/>
      <text:p text:style-name="P8"><text:span text:style-name="T1">After find words, it is placing these words into </text:span>html<text:span text:style-name="T1"> page as </text:span>p<text:span text:style-name="T1"> tag element.</text:span></text:p>
      <text:p text:style-name="P8"><text:span text:style-name="T1"/></text:p>
      <text:p text:style-name="P9">Challenge : </text:p>
      <text:p text:style-name="P10">After one recording , it terminates &amp; why so ?</text:p>
      <text:p text:style-name="P10"/>
      <text:p text:style-name="P10">How to overcome that ? </text:p>
      <text:p text:style-name="P10">Author has added one event listener to ‘end’ event, such that task gets completed then, we can restart the <text:span text:style-name="T2">recognition.start(). </text:span></text:p>
      <text:p text:style-name="P10"><text:span text:style-name="T2"/></text:p>
      <text:p text:style-name="P11">Add recognition.start() with call back function for ‘audioend’ will not serve the same purpose because, recognition dooes not end the same time as when audio ends. </text:p>
      <text:p text:style-name="P11"/>
      <text:p text:style-name="P7"/>
      <text:p text:style-name="P5"/>
      <text:p text:style-name="P5"/>
      <text:p text:style-name="P4"/>
      <text:p text:style-name="P4"/>
      <text:p text:style-name="P4"/>
      <text:p text:style-name="P4"/>
      <text:p text:style-name="P6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1T23:45:08.112474330</meta:creation-date>
    <dc:date>2021-02-12T15:59:21.634712294</dc:date>
    <meta:editing-duration>PT52M55S</meta:editing-duration>
    <meta:editing-cycles>12</meta:editing-cycles>
    <meta:generator>LibreOffice/7.0.4.2$Linux_X86_64 LibreOffice_project/1c5f81ee28659974774060c3fe084e73b3bd074b</meta:generator>
    <meta:document-statistic meta:table-count="0" meta:image-count="0" meta:object-count="0" meta:page-count="3" meta:paragraph-count="9" meta:word-count="111" meta:character-count="632" meta:non-whitespace-character-count="524"/>
  </office:meta>
</office:document-meta>
</file>